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d3f" officeooo:paragraph-rsid="001a5d3f"/>
    </style:style>
    <style:style style:name="P2" style:family="paragraph" style:parent-style-name="Standard">
      <style:paragraph-properties fo:text-align="start" style:justify-single-word="false"/>
      <style:text-properties officeooo:rsid="001a5d3f" officeooo:paragraph-rsid="001a5d3f"/>
    </style:style>
    <style:style style:name="P3" style:family="paragraph" style:parent-style-name="Standard">
      <style:text-properties style:text-underline-style="solid" style:text-underline-width="auto" style:text-underline-color="font-color" officeooo:rsid="001a5d3f" officeooo:paragraph-rsid="001a5d3f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5d3f" officeooo:paragraph-rsid="001a5d3f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5d3f" officeooo:paragraph-rsid="001a5d3f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a5d3f" officeooo:paragraph-rsid="001a5d3f"/>
    </style:style>
    <style:style style:name="P7" style:family="paragraph" style:parent-style-name="Standard">
      <style:paragraph-properties fo:text-align="start" style:justify-single-word="false"/>
      <style:text-properties officeooo:rsid="001a5d3f" officeooo:paragraph-rsid="001a5d3f"/>
    </style:style>
    <style:style style:name="P8" style:family="paragraph" style:parent-style-name="Standard">
      <style:paragraph-properties fo:text-align="start" style:justify-single-word="false"/>
      <style:text-properties officeooo:rsid="001cfc44" officeooo:paragraph-rsid="001cfc44"/>
    </style:style>
    <style:style style:name="P9" style:family="paragraph" style:parent-style-name="Standard">
      <style:paragraph-properties fo:text-align="start" style:justify-single-word="false"/>
      <style:text-properties officeooo:rsid="001ef6ea" officeooo:paragraph-rsid="001ef6ea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présentation </text:p>
      <text:p text:style-name="P1"/>
      <text:p text:style-name="P1">Sommaire</text:p>
      <text:p text:style-name="P1"/>
      <text:p text:style-name="P1">Intro<text:tab/></text:p>
      <text:p text:style-name="P3"/>
      <text:p text:style-name="P3">I prise de parole en public</text:p>
      <text:p text:style-name="P1"><text:tab/>A les objectif</text:p>
      <text:p text:style-name="P2"><text:tab/>B Les mises en situation</text:p>
      <text:p text:style-name="P2"><text:tab/>C lecon</text:p>
      <text:p text:style-name="P4">II Prise de Notes </text:p>
      <text:p text:style-name="P1"><text:tab/>A les objectif</text:p>
      <text:p text:style-name="P2"><text:tab/>B Les mises en situation</text:p>
      <text:p text:style-name="P2"><text:tab/>C lecon</text:p>
      <text:p text:style-name="P4">III travail de groupe</text:p>
      <text:p text:style-name="P6"><text:tab/>A les objectif</text:p>
      <text:p text:style-name="P2"><text:tab/>B Les mises en situation</text:p>
      <text:p text:style-name="P2"><text:span text:style-name="T1"><text:tab/>C lecon</text:span> </text:p>
      <text:p text:style-name="P4">IV ecriture, reecriture et genre de l’ecris </text:p>
      <text:p text:style-name="P1"><text:tab/>A les objectif</text:p>
      <text:p text:style-name="P2"><text:tab/>B Les mises en situation</text:p>
      <text:p text:style-name="P2"><text:tab/>C lecon</text:p>
      <text:p text:style-name="P2"/>
      <text:p text:style-name="P2">Conclusion</text:p>
      <text:p text:style-name="P2"/>
      <text:p text:style-name="P2">Annexe </text:p>
      <text:p text:style-name="P2"/>
      <text:p text:style-name="P2"/>
      <text:p text:style-name="P2"/>
      <text:p text:style-name="P8">Intro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En ce vendredi 6septembre alors que nous etions en but informatique donc je pensais que nous allons faire de l’informatique une matiere et arrive 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6:55.948658944</meta:creation-date>
    <meta:editing-duration>PT1M6S</meta:editing-duration>
    <meta:editing-cycles>2</meta:editing-cycles>
    <meta:generator>LibreOffice/24.2.6.2$Linux_X86_64 LibreOffice_project/420$Build-2</meta:generator>
    <dc:date>2024-10-18T16:29:19.871582282</dc:date>
    <meta:document-statistic meta:table-count="0" meta:image-count="0" meta:object-count="0" meta:page-count="2" meta:paragraph-count="23" meta:word-count="93" meta:character-count="505" meta:non-whitespace-character-count="416"/>
  </office:meta>
</office:document-meta>
</file>